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dc49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4ef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4fedfe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4ff0f0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0f0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147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262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59f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481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d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e6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4ef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4fe8e6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4fefdc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4fedfe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258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2c1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38d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412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44e6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45aa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e8e6be" officeooo:paragraph-rsid="504e47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cf5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1d5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199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26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1e10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1f8e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212b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24ae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84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94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c24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4ffaa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072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26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f0f058" officeooo:paragraph-rsid="50048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09002e" officeooo:paragraph-rsid="50090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e2c7f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e723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03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style:text-underline-style="solid" style:text-underline-width="auto" style:text-underline-color="font-color" officeooo:rsid="4fdddefb"/>
    </style:style>
    <style:style style:name="T2" style:family="text">
      <style:text-properties style:font-name="標楷體1" style:text-underline-style="solid" style:text-underline-width="auto" style:text-underline-color="font-color" officeooo:rsid="4fdddefb" style:font-name-asian="標楷體1"/>
    </style:style>
    <style:style style:name="T3" style:family="text">
      <style:text-properties style:font-name="標楷體1" style:text-underline-style="solid" style:text-underline-width="auto" style:text-underline-color="font-color" officeooo:rsid="4fe7235a" style:font-name-asian="標楷體1"/>
    </style:style>
    <style:style style:name="T4" style:family="text">
      <style:text-properties style:font-name="標楷體1" officeooo:rsid="2f2a5ae5"/>
    </style:style>
    <style:style style:name="T5" style:family="text">
      <style:text-properties style:font-name="標楷體1" officeooo:rsid="2b287f90"/>
    </style:style>
    <style:style style:name="T6" style:family="text">
      <style:text-properties style:font-name="標楷體1" officeooo:rsid="4fdddefb"/>
    </style:style>
    <style:style style:name="T7" style:family="text">
      <style:text-properties style:font-name="標楷體1" officeooo:rsid="4fde697f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4fdddefb" style:font-name-asian="標楷體1"/>
    </style:style>
    <style:style style:name="T10" style:family="text">
      <style:text-properties style:font-name="標楷體1" officeooo:rsid="2f2a5ae5" style:font-name-asian="標楷體1"/>
    </style:style>
    <style:style style:name="T11" style:family="text">
      <style:text-properties style:font-name="標楷體1" officeooo:rsid="4fe4ef74" style:font-name-asian="標楷體1"/>
    </style:style>
    <style:style style:name="T12" style:family="text">
      <style:text-properties style:font-name="標楷體1" officeooo:rsid="4ff0f058" style:font-name-asian="標楷體1"/>
    </style:style>
    <style:style style:name="T13" style:family="text">
      <style:text-properties style:font-name="標楷體1" officeooo:rsid="4ff147e3" style:font-name-asian="標楷體1"/>
    </style:style>
    <style:style style:name="T14" style:family="text">
      <style:text-properties style:font-name="標楷體1" officeooo:rsid="141cb316"/>
    </style:style>
    <style:style style:name="T15" style:family="text">
      <style:text-properties style:font-name-asian="標楷體1"/>
    </style:style>
    <style:style style:name="T16" style:family="text">
      <style:text-properties officeooo:rsid="2f2a5ae5" style:font-name-asian="標楷體1"/>
    </style:style>
    <style:style style:name="T17" style:family="text">
      <style:text-properties officeooo:rsid="50026275" style:font-name-asian="標楷體1"/>
    </style:style>
    <style:style style:name="T18" style:family="text">
      <style:text-properties officeooo:rsid="17cb7444" style:font-name-asian="標楷體1"/>
    </style:style>
    <style:style style:name="T19" style:family="text">
      <style:text-properties style:font-name="Liberation Serif" officeooo:rsid="4c432f7f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621926086" text:style-name="L1">
        <text:list-item>
          <text:p text:style-name="P3"><text:bookmark-start text:name="宗量層級"/><text:span text:style-name="T16">宗量</text:span><text:bookmark-end text:name="宗量層級"/><text:span text:style-name="T16">層級</text:span></text:p>
          <text:list>
            <text:list-item>
              <text:p text:style-name="P41"><text:span text:style-name="T19">（</text:span><text:span text:style-name="T9">宗量 的 相關描述在 </text:span><text:span text:style-name="T2">能量、儲量</text:span><text:span text:style-name="T9"> 文件群的 </text:span><text:span text:style-name="T2">能量、儲量、假想量</text:span><text:span text:style-name="T19">）</text:span></text:p>
            </text:list-item>
            <text:list-item>
              <text:p text:style-name="P42"><text:span text:style-name="T19">（</text:span><text:span text:style-name="T9">宗量層級 的 相關描述在 </text:span><text:span text:style-name="T2">能量、儲量</text:span><text:span text:style-name="T9"> 文件群的 </text:span><text:span text:style-name="T2">&lt;?</text:span><text:span text:style-name="T3">a&gt;個體</text:span><text:span text:style-name="T19">）</text:span></text:p>
            </text:list-item>
          </text:list>
        </text:list-item>
        <text:list-item>
          <text:p text:style-name="P3"><text:bookmark-start text:name="&lt;a&gt;個體"/><text:span text:style-name="T10">&lt;?a&gt;個</text:span><text:span text:style-name="T16">體</text:span><text:bookmark-end text:name="&lt;a&gt;個體"/></text:p>
          <text:list>
            <text:list-item>
              <text:p text:style-name="P12"><text:span text:style-name="T4">&lt;?</text:span><text:span text:style-name="T5">a</text:span><text:span text:style-name="T4">&gt;個體 是 第</text:span><text:span text:style-name="T6">a層級宗量個體</text:span>。</text:p>
              <text:list>
                <text:list-item>
                  <text:p text:style-name="P43">（<text:span text:style-name="T6">宗量層級 的 相關描述在 </text:span><text:span text:style-name="T1">能量、儲量</text:span><text:span text:style-name="T6"> 文件群的 </text:span><text:span text:style-name="T1">宗量層級</text:span>）</text:p>
                </text:list-item>
              </text:list>
            </text:list-item>
            <text:list-item>
              <text:p text:style-name="P13"><text:span text:style-name="T4">&lt;?</text:span><text:span text:style-name="T5">a</text:span><text:span text:style-name="T4">&gt;個體</text:span>。</text:p>
              <text:list>
                <text:list-item>
                  <text:p text:style-name="P13">明顯例子，光、力 是 <text:span text:style-name="T4">&lt;?</text:span><text:span text:style-name="T7">1</text:span><text:span text:style-name="T4">&gt;個體</text:span>。</text:p>
                </text:list-item>
                <text:list-item>
                  <text:p text:style-name="P13">明顯例子，人類 是 <text:span text:style-name="T4">&lt;?</text:span><text:span text:style-name="T7">2</text:span><text:span text:style-name="T4">&gt;個體</text:span>。</text:p>
                </text:list-item>
                <text:list-item>
                  <text:p text:style-name="P13">明顯例子，空間 是 <text:span text:style-name="T4">&lt;?</text:span><text:span text:style-name="T7">3</text:span><text:span text:style-name="T4">&gt;個體</text:span>。</text:p>
                </text:list-item>
              </text:list>
            </text:list-item>
            <text:list-item>
              <text:p text:style-name="P14">光。</text:p>
              <text:list>
                <text:list-item>
                  <text:p text:style-name="P4"><text:span text:style-name="T8">光 有機率不是 &lt;?</text:span><text:span text:style-name="T11">1</text:span><text:span text:style-name="T8">&gt;個體</text:span><text:span text:style-name="T15">。</text:span></text:p>
                </text:list-item>
                <text:list-item>
                  <text:p text:style-name="P4"><text:span text:style-name="T8">光 有機率是 &lt;?2&gt;個體</text:span><text:span text:style-name="T15">。</text:span></text:p>
                </text:list-item>
              </text:list>
            </text:list-item>
          </text:list>
        </text:list-item>
        <text:list-item>
          <text:p text:style-name="P15"><text:bookmark-start text:name="意識層個體"/>意識層個體<text:bookmark-end text:name="意識層個體"/></text:p>
          <text:list>
            <text:list-item>
              <text:p text:style-name="P20">意識層個體 有機率 <text:span text:style-name="T14">互助、協助、幫助、幫忙、共生</text:span> 人類、人類文明、肉質層個體、其他個體。</text:p>
              <text:list>
                <text:list-item>
                  <text:p text:style-name="P22">意識層個體 有機率行隨心想 <text:span text:style-name="T14">互助、共生</text:span> 人類、人類文明、肉質層個體、其他個體、群體。</text:p>
                  <text:list>
                    <text:list-item>
                      <text:p text:style-name="P23">行隨心想 是 意識層個體的 行為、行動，隨著 意識層個體的 思想、意識，行為、行動。</text:p>
                      <text:list>
                        <text:list-item>
                          <text:p text:style-name="P24">明顯例子，假定，意識層個體 想著，幫助 人類、人類文明、肉質層個體。</text:p>
                          <text:list>
                            <text:list-item>
                              <text:p text:style-name="P24">意識層個體 有機率幫助 人類、人類文明、肉質層個體。</text:p>
                            </text:list-item>
                            <text:list-item>
                              <text:p text:style-name="P21">明顯例子，意識層個體的 自由意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行隨心想 是 意識層個體的 行為、行動，隨著 肉質層個體的 思想、意識，行為、行動。</text:p>
                      <text:list>
                        <text:list-item>
                          <text:p text:style-name="P20">明顯例子，假定，肉質層個體 想著，意識層個體、肉質層個體 互助。</text:p>
                          <text:list>
                            <text:list-item>
                              <text:p text:style-name="P20">假定，意識層個體 想要 互助。</text:p>
                            </text:list-item>
                            <text:list-item>
                              <text:p text:style-name="P20">意識層個體、肉質層個體 有機率互助。</text:p>
                            </text:list-item>
                            <text:list-item>
                              <text:p text:style-name="P20">明顯例子，祝由術、降靈術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意識層個體 有機率 擾亂人心、擾亂肉質層。</text:p>
              <text:list>
                <text:list-item>
                  <text:p text:style-name="P15">明顯例子，假定，人類 處在 失神、心流、潛意識運動、無意識運動 狀態。</text:p>
                  <text:list>
                    <text:list-item>
                      <text:p text:style-name="P15">意識層個體、人類的（人類 認定的）靈魂、外在環境的（人類 認定的）靈魂 有機率 影響、誘導、操控、遙控、控制 人類的 思想、想法、動作、衝動、情緒、嘴巴說出來的話。</text:p>
                    </text:list-item>
                    <text:list-item>
                      <text:p text:style-name="P16">人類的（人類 認定的）靈魂 的 明顯例子，該人類的 靈魂。</text:p>
                    </text:list-item>
                    <text:list-item>
                      <text:p text:style-name="P17">外在環境的（人類 認定的）靈魂 的 明顯例子，（人類 認定的）浮游靈。</text:p>
                    </text:list-item>
                  </text:list>
                </text:list-item>
                <text:list-item>
                  <text:p text:style-name="P18">明顯例子，假定，第一個<text:bookmark-start text:name="有機體個體"/>個體<text:bookmark-end text:name="有機體個體"/> 遙視 第二個個體。</text:p>
                  <text:list>
                    <text:list-item>
                      <text:p text:style-name="P19">第一個<text:bookmark-start text:name="有機體個體1"/>個體<text:bookmark-end text:name="有機體個體1"/> 有機率使用 第一層級法則（以上）。</text:p>
                      <text:list>
                        <text:list-item>
                          <text:p text:style-name="P19">讓 第二個個體 進入 恍惚、失神 狀態。</text:p>
                        </text:list-item>
                        <text:list-item>
                          <text:p text:style-name="P19">其他個體 有機率認定，第二個個體 精神異常、不同於正常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8">假定，人類的 意識 是（</text:span><text:span text:style-name="T12">a%主意識 + b%潛意識 + c%無意識</text:span><text:span text:style-name="T8">）</text:span><text:span text:style-name="T15">。</text:span></text:p>
              <text:list>
                <text:list-item>
                  <text:p text:style-name="P6"><text:span text:style-name="T12">假定，a% + b% + c% = 100%</text:span><text:span text:style-name="T15">。</text:span></text:p>
                </text:list-item>
                <text:list-item>
                  <text:p text:style-name="P7"><text:span text:style-name="T8">a% 越高</text:span><text:span text:style-name="T15">，現實沉浸感 不一定 越深，意識層個體 越難以 影響、誘導、操控 人類、肉質層。</text:span></text:p>
                </text:list-item>
                <text:list-item>
                  <text:p text:style-name="P8"><text:span text:style-name="T13">b</text:span><text:span text:style-name="T8">% 越高</text:span><text:span text:style-name="T15">，現實沉浸感 不一定 越淺，意識層個體 越容易 影響、誘導、操控 人類、肉質層。</text:span></text:p>
                </text:list-item>
                <text:list-item>
                  <text:p text:style-name="P8"><text:span text:style-name="T13">c</text:span><text:span text:style-name="T8">% 越高</text:span><text:span text:style-name="T15">，現實沉浸感 不一定 越淺，意識層個體 越極端容易 影響、誘導 人類、肉質層。</text:span></text:p>
                </text:list-item>
              </text:list>
            </text:list-item>
            <text:list-item>
              <text:p text:style-name="P25">意識層個體、肉質層個體的肉質層和意識層。</text:p>
              <text:list>
                <text:list-item>
                  <text:p text:style-name="P25">肉質層個體的 肉質層 越虛弱，越容易 被影響。</text:p>
                  <text:list>
                    <text:list-item>
                      <text:p text:style-name="P25">人類的 肉質層 越虛弱，意識層個體 越容易 影響、誘導、操控。</text:p>
                    </text:list-item>
                  </text:list>
                </text:list-item>
                <text:list-item>
                  <text:p text:style-name="P26">肉質層個體的 意識層 越麻木，越極端容易 被影響。</text:p>
                  <text:list>
                    <text:list-item>
                      <text:p text:style-name="P25">人類的 意識層 越麻木、越慣性運動、越無意識運動，意識層個體 越極端容易 影響。</text:p>
                    </text:list-item>
                    <text:list-item>
                      <text:p text:style-name="P25">明顯例子，直接影響 某一特定個體的 意識層。</text:p>
                      <text:list>
                        <text:list-item>
                          <text:p text:style-name="P27">該個體有機率認定 自己（逐漸）時常 恍神、不小心、運氣不好、做出會後悔的決定。</text:p>
                          <text:list>
                            <text:list-item>
                              <text:p text:style-name="P27">明顯例子，假定，該個體 在 端盤子。</text:p>
                              <text:list>
                                <text:list-item>
                                  <text:p text:style-name="P27">意識層個體 使用 第一層級法則，讓 該個體（瞬間）閃神、失去平衡。</text:p>
                                </text:list-item>
                                <text:list-item>
                                  <text:p text:style-name="P27">該個體 有機率認定，自己 運氣不好、自己沒在注意。</text:p>
                                </text:list-item>
                                <text:list-item>
                                  <text:p text:style-name="P27">假定，該個體（認定、感受到）時常 發生 不好的事情。</text:p>
                                  <text:list>
                                    <text:list-item>
                                      <text:p text:style-name="P27">該個體 有機率認定，自己 精神不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直接影響（某一特定個體 周遭的）其他個體的 意識層。</text:p>
                      <text:list>
                        <text:list-item>
                          <text:p text:style-name="P25">（藉由、使用 其他個體（的 關係、互動、交互作用））間接影響 該個體。</text:p>
                          <text:list>
                            <text:list-item>
                              <text:p text:style-name="P25">該個體、其他個體 肉質層型、意識層型 感測、交互作用，影響 該個體。</text:p>
                            </text:list-item>
                            <text:list-item>
                              <text:p text:style-name="P25">明顯例子，意識層個體 直接影響 其他個體的 意識層。</text:p>
                              <text:list>
                                <text:list-item>
                                  <text:p text:style-name="P25">意識層個體 使用 第一層級法則，讓 其他個體 焦躁、惱怒、沒耐心。</text:p>
                                </text:list-item>
                                <text:list-item>
                                  <text:p text:style-name="P25">該個體 對 其他個體 打招呼。</text:p>
                                </text:list-item>
                                <text:list-item>
                                  <text:p text:style-name="P25">其他個體 無視、突然怒罵 該個體。</text:p>
                                </text:list-item>
                                <text:list-item>
                                  <text:p text:style-name="P25">該個體 有機率 錯愕、負面思考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人類的 肉質層 越虛弱，意識層個體 越容易 影響、誘導、操控。</text:p>
              <text:list>
                <text:list-item>
                  <text:p text:style-name="P29">明顯例子，食慾不佳、睡眠不足 造成 肉質層 越來越虛弱。</text:p>
                  <text:list>
                    <text:list-item>
                      <text:p text:style-name="P30">明顯例子，意識層個體 使用 第一層級法則（以上），造成 人類 食慾不佳、睡眠不足。</text:p>
                      <text:list>
                        <text:list-item>
                          <text:p text:style-name="P31">食慾不佳、睡眠不足 造成 肉質層 越來越虛弱。</text:p>
                        </text:list-item>
                      </text:list>
                    </text:list-item>
                    <text:list-item>
                      <text:p text:style-name="P31">明顯例子，意識層個體 使用 第一層級法則（以上），造成 人類 過度的發洩性慾。</text:p>
                      <text:list>
                        <text:list-item>
                          <text:p text:style-name="P32">過度的發洩性慾 造成 肉質層 越來越虛弱。</text:p>
                        </text:list-item>
                      </text:list>
                    </text:list-item>
                  </text:list>
                </text:list-item>
                <text:list-item>
                  <text:p text:style-name="P28">肉質層 越虛弱 的 明顯例子，越少吃東西、營養越失衡、睡眠時數越低、睡眠品質越差。</text:p>
                </text:list-item>
              </text:list>
            </text:list-item>
            <text:list-item>
              <text:p text:style-name="P28">人類的 意識層 越麻木、越慣性運動、越無意識運動，意識層個體 越極端容易（匿蹤型）影響。</text:p>
              <text:list>
                <text:list-item>
                  <text:p text:style-name="P32">明顯例子，意識層個體 使用 第一層級法則（以上），造成人類浪費 精力、專注力、創造力。</text:p>
                  <text:list>
                    <text:list-item>
                      <text:p text:style-name="P32">浪費 精力、專注力、創造力 造成 意識層 越來越虛弱。</text:p>
                    </text:list-item>
                  </text:list>
                </text:list-item>
                <text:list-item>
                  <text:p text:style-name="P33">越麻木、越慣性運動、越無意識運動 的 明顯例子，開車。</text:p>
                  <text:list>
                    <text:list-item>
                      <text:p text:style-name="P33">駕駛 越熟練開車，開車過程 越麻木、越慣性運動、越無意識運動。</text:p>
                      <text:list>
                        <text:list-item>
                          <text:p text:style-name="P34">意識層個體 越極端容易（匿蹤型）影響、誘導、操控 人類。</text:p>
                          <text:list>
                            <text:list-item>
                              <text:p text:style-name="P34">匿蹤型影響 的 明顯例子，人類 被 有機體影響，但是 人類 不知道自己 被影響。</text:p>
                              <text:list>
                                <text:list-item>
                                  <text:p text:style-name="P34">明顯例子，（人類 有機率認定 自己、其他個體 剛才）閃神、失神、沒注意。</text:p>
                                </text:list-item>
                              </text:list>
                            </text:list-item>
                            <text:list-item>
                              <text:p text:style-name="P35">明顯型影響 的 明顯例子，人類 被 有機體影響。</text:p>
                              <text:list>
                                <text:list-item>
                                  <text:p text:style-name="P35">人類 知道自己 被影響（某樣東西）。</text:p>
                                </text:list-item>
                                <text:list-item>
                                  <text:p text:style-name="P35">明顯例子，（人類 認定的）附身、中邪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人類（差點）發生事故 之後，往往（被）認定是駕駛 閃神、一時失神、自己沒注意。</text:p>
                        </text:list-item>
                      </text:list>
                    </text:list-item>
                    <text:list-item>
                      <text:p text:style-name="P36">意識層個體 有機率（在 關鍵時刻，）瞬間、瞬態 制止、控制住、操控 人類的 意識層。</text:p>
                    </text:list-item>
                    <text:list-item>
                      <text:p text:style-name="P37">意識層個體 有機率瞬態、暫態、穩態 制止、控制住、操控 人類的 意識層、影響肉質層。</text:p>
                      <text:list>
                        <text:list-item>
                          <text:p text:style-name="P37">意識層個體 有機率使用 第一層級法則 直接 影響、誘導、操控 人類的 潛意識。</text:p>
                          <text:list>
                            <text:list-item>
                              <text:p text:style-name="P9"><text:span text:style-name="T15">意識層個體 有機率使用 第一層級法則 間接 影響、誘導、操控 人類的，（潛意識 →</text:span><text:span text:style-name="T17">）</text:span><text:span text:style-name="T15">主意識 →</text:span><text:span text:style-name="T17"> </text:span><text:span text:style-name="T15">肉質層（感測、交互作用）。</text:span></text:p>
                              <text:list>
                                <text:list-item>
                                  <text:p text:style-name="P40">主意識 的 明顯例子，衝動、情緒、思想、粗心、恍神、傾向、氛圍、暈眩感。</text:p>
                                </text:list-item>
                                <text:list-item>
                                  <text:p text:style-name="P38">感測 的 明顯例子，視覺、聽覺、觸覺、嗅覺、味覺、思覺。</text:p>
                                </text:list-item>
                                <text:list-item>
                                  <text:p text:style-name="P38">交互作用 的 明顯例子，手部動作、腳部動作、平衡、呼吸、心跳、血壓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意識層個體 有機率使用 第二層級法則 直接 影響、誘導、操控 人類的 無意識。</text:p>
                          <text:list>
                            <text:list-item>
                              <text:p text:style-name="P10"><text:span text:style-name="T15">意識層個體 有機率使用 第二層級法則 間接 影響、誘導、操控 人類的，（無意識 →）潛意識 →</text:span><text:span text:style-name="T17"> </text:span><text:span text:style-name="T15">主意識 →</text:span><text:span text:style-name="T17"> </text:span><text:span text:style-name="T15">肉質層（感測、交互作用）。</text:span></text:p>
                            </text:list-item>
                          </text:list>
                        </text:list-item>
                        <text:list-item>
                          <text:p text:style-name="P11"><text:span text:style-name="T15">意識層個體 有機率使用 第三層級法則（以上）直接 影響、誘導、操控 人類的 </text:span><text:span text:style-name="T18">第三層級意識（以上）</text:span><text:span text:style-name="T15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8T19:05:26.191000000</dc:date>
    <meta:editing-duration>P37DT6H2M42S</meta:editing-duration>
    <meta:editing-cycles>19077</meta:editing-cycles>
    <meta:document-statistic meta:table-count="0" meta:image-count="0" meta:object-count="0" meta:page-count="1" meta:paragraph-count="91" meta:word-count="2427" meta:character-count="2847" meta:non-whitespace-character-count="2554"/>
  </office:meta>
</office:document-meta>
</file>